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3335in"/>
    </style:style>
    <style:style style:name="co3" style:family="table-column">
      <style:table-column-properties fo:break-before="auto" style:column-width="2.2917in"/>
    </style:style>
    <style:style style:name="ro1" style:family="table-row">
      <style:table-row-properties style:row-height="0.559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fo:wrap-option="wrap" style:vertical-align="middle"/>
      <style:text-properties fo:font-size="16pt" style:font-size-asian="16pt" style:font-size-complex="16pt"/>
    </style:style>
    <style:style style:name="gr1" style:family="graphic">
      <style:graphic-properties draw:stroke="solid" svg:stroke-width="0.0071in" svg:stroke-color="#000000" svg:stroke-opacity="100%" draw:fill="solid" draw:fill-color="#ffffff" draw:opacity="100%" draw:textarea-horizontal-align="left" draw:textarea-vertical-align="top" draw:auto-grow-height="false" draw:auto-grow-width="false" fo:padding-top="0.05in" fo:padding-bottom="0.05in" fo:padding-left="0.1in" fo:padding-right="0.1in" fo:wrap-option="wrap"/>
    </style:style>
    <style:style style:name="P1" style:family="paragraph">
      <style:paragraph-properties fo:margin-left="0in" fo:margin-right="0in" fo:margin-top="0in" fo:margin-bottom="0.111in" fo:line-height="107%" fo:text-indent="0in" style:punctuation-wrap="hanging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T1" style:family="text">
      <style:text-properties fo:color="#000000" style:text-line-through-style="none" style:text-position="0% 100%" style:font-name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Calibri" style:font-family-generic-asian="swiss" style:font-pitch-asian="variable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>
            <draw:frame table:end-cell-address="Sheet1.D8" table:end-x="0.0075in" table:end-y="0.1224in" draw:z-index="0" draw:name="Text Box 2" draw:style-name="gr1" draw:text-style-name="P2" svg:width="2in" svg:height="2.2083in" svg:x="0in" svg:y="0in">
              <draw:text-box>
                <text:p text:style-name="P1"><text:span text:style-name="T1">&lt;&lt;image [customer.Photo]&gt;&gt;</text:span></text:p>
              </draw:text-box>
            </draw:frame>
          </table:table-cell>
          <table:table-cell table:number-columns-repeated="2"/>
          <table:table-cell table:style-name="ce2" office:value-type="string">
            <text:p>Name:</text:p>
          </table:table-cell>
          <table:table-cell table:style-name="ce2" office:value-type="string">
            <text:p>&lt;&lt;[customer.CustomerName]&gt;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>
            <text:p>Contact Details:</text:p>
          </table:table-cell>
          <table:table-cell table:style-name="ce3" office:value-type="string">
            <text:p>&lt;&lt;[customer.CustomerContactNumber]&gt;&gt;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3">
          <table:table-cell/>
          <table:table-cell office:value-type="string">
            <text:p>&lt;&lt;doc [customer.Spreadsheet]&gt;&gt;</text:p>
          </table:table-cell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8/30/2016</text:date>, <text:time>14:5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Иван</meta:initial-creator>
    <meta:creation-date>2015-10-25T22:05:09Z</meta:creation-date>
    <dc:date>2016-08-30T14:57:13.56</dc:date>
    <meta:editing-duration>PT3M3S</meta:editing-duration>
    <meta:editing-cycles>4</meta:editing-cycles>
    <meta:document-statistic meta:table-count="1" meta:cell-count="5" meta:object-count="1"/>
  </office:meta>
</office:document-meta>
</file>